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style="italic" style:text-underline-style="solid" style:text-underline-width="auto" style:text-underline-color="font-color" fo:font-weight="bold" officeooo:rsid="001caef4" officeooo:paragraph-rsid="001caef4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1caef4" officeooo:paragraph-rsid="001caef4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caef4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caef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28dedf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3152f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color="#00a933" loext:opacity="100%" fo:font-size="16pt" fo:font-style="normal" style:text-underline-style="none" fo:font-weight="bold" officeooo:rsid="001caef4" officeooo:paragraph-rsid="003b2b2b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color="#000000" loext:opacity="100%" fo:font-size="12pt" fo:font-style="normal" style:text-underline-style="none" fo:font-weight="normal" officeooo:rsid="001caef4" officeooo:paragraph-rsid="001caef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fo:font-size="12pt" fo:font-style="normal" style:text-underline-style="none" fo:font-weight="normal" officeooo:rsid="001caef4" officeooo:paragraph-rsid="0021117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fo:font-size="12pt" fo:font-style="normal" style:text-underline-style="none" fo:font-weight="normal" officeooo:rsid="002e0355" officeooo:paragraph-rsid="002e035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fo:font-size="12pt" fo:font-style="normal" style:text-underline-style="none" fo:font-weight="normal" officeooo:rsid="002a9794" officeooo:paragraph-rsid="002a979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fo:font-size="12pt" fo:font-style="normal" style:text-underline-style="none" fo:font-weight="normal" officeooo:rsid="002a9794" officeooo:paragraph-rsid="0034201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fo:font-size="12pt" fo:font-style="normal" style:text-underline-style="none" fo:font-weight="normal" officeooo:rsid="002c2b43" officeooo:paragraph-rsid="002b4e7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fo:font-size="12pt" fo:font-style="normal" style:text-underline-style="none" fo:font-weight="normal" officeooo:rsid="003ad43b" officeooo:paragraph-rsid="003ad43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fo:font-size="12pt" fo:font-style="normal" style:text-underline-style="none" fo:font-weight="normal" officeooo:rsid="003cf81f" officeooo:paragraph-rsid="003cf81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fo:font-size="12pt" fo:font-style="normal" style:text-underline-style="none" fo:font-weight="normal" officeooo:rsid="003d67ae" officeooo:paragraph-rsid="003d67a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fo:font-size="12pt" fo:font-style="normal" style:text-underline-style="none" fo:font-weight="bold" officeooo:rsid="0025547e" officeooo:paragraph-rsid="0025547e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loext:opacity="100%" fo:font-size="12pt" fo:font-style="normal" style:text-underline-style="none" fo:font-weight="bold" officeooo:rsid="0029a853" officeooo:paragraph-rsid="0029a853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000000" loext:opacity="100%" fo:font-size="12pt" fo:font-style="normal" style:text-underline-style="none" fo:font-weight="bold" officeooo:rsid="0029a853" officeooo:paragraph-rsid="002a979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color="#000000" loext:opacity="100%" fo:font-size="12pt" fo:font-style="normal" style:text-underline-style="none" fo:font-weight="bold" officeooo:rsid="002a9794" officeooo:paragraph-rsid="002a979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000000" loext:opacity="100%" fo:font-size="12pt" fo:font-style="normal" style:text-underline-style="none" fo:font-weight="bold" officeooo:rsid="002a9794" officeooo:paragraph-rsid="002c2b43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loext:opacity="100%" fo:font-size="12pt" fo:font-style="normal" style:text-underline-style="none" fo:font-weight="bold" officeooo:rsid="002b4e7e" officeooo:paragraph-rsid="002b4e7e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0000" loext:opacity="100%" fo:font-size="12pt" fo:font-style="normal" style:text-underline-style="none" fo:font-weight="bold" officeooo:rsid="002b4e7e" officeooo:paragraph-rsid="002c2b43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loext:opacity="100%" fo:font-size="12pt" fo:font-style="normal" style:text-underline-style="none" fo:font-weight="bold" officeooo:rsid="002c2b43" officeooo:paragraph-rsid="002c2b43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loext:opacity="100%" fo:font-size="12pt" fo:font-style="normal" style:text-underline-style="none" fo:font-weight="bold" officeooo:rsid="002fce3f" officeooo:paragraph-rsid="002fce3f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00" loext:opacity="100%" fo:font-size="12pt" fo:font-style="normal" style:text-underline-style="none" fo:font-weight="bold" officeooo:rsid="002fce3f" officeooo:paragraph-rsid="00342011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loext:opacity="100%" fo:font-size="12pt" fo:font-style="normal" style:text-underline-style="none" fo:font-weight="bold" officeooo:rsid="003152fd" officeooo:paragraph-rsid="003152fd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loext:opacity="100%" fo:font-size="12pt" fo:font-style="normal" style:text-underline-style="none" fo:font-weight="bold" officeooo:rsid="00342011" officeooo:paragraph-rsid="00342011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000000" loext:opacity="100%" fo:font-size="12pt" fo:font-style="normal" style:text-underline-style="none" fo:font-weight="bold" officeooo:rsid="00348daf" officeooo:paragraph-rsid="00348daf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000000" loext:opacity="100%" fo:font-size="12pt" fo:font-style="normal" style:text-underline-style="none" fo:font-weight="bold" officeooo:rsid="00365696" officeooo:paragraph-rsid="00365696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color="#000000" loext:opacity="100%" fo:font-size="12pt" fo:font-style="normal" style:text-underline-style="none" fo:font-weight="bold" officeooo:rsid="0037564a" officeooo:paragraph-rsid="0037564a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fo:color="#000000" loext:opacity="100%" fo:font-size="12pt" fo:font-style="normal" style:text-underline-style="none" fo:font-weight="bold" officeooo:rsid="00255bf1" officeooo:paragraph-rsid="0037564a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000000" loext:opacity="100%" fo:font-size="12pt" fo:font-style="normal" style:text-underline-style="none" fo:font-weight="bold" officeooo:rsid="0039f8d8" officeooo:paragraph-rsid="0039f8d8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color="#000000" loext:opacity="100%" fo:font-size="12pt" fo:font-style="normal" style:text-underline-style="none" fo:font-weight="bold" officeooo:rsid="003ad43b" officeooo:paragraph-rsid="003ad43b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color="#000000" loext:opacity="100%" fo:font-size="12pt" fo:font-style="normal" style:text-underline-style="none" fo:font-weight="bold" officeooo:rsid="003ad43b" officeooo:paragraph-rsid="003b2b2b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color="#000000" loext:opacity="100%" fo:font-size="12pt" fo:font-style="normal" style:text-underline-style="none" fo:font-weight="bold" officeooo:rsid="003ad43b" officeooo:paragraph-rsid="003b2cf8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color="#000000" loext:opacity="100%" fo:font-size="12pt" fo:font-style="normal" style:text-underline-style="none" fo:font-weight="bold" officeooo:rsid="003ad43b" officeooo:paragraph-rsid="003d67ae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fo:font-size="12pt" fo:font-style="normal" style:text-underline-style="none" fo:font-weight="bold" officeooo:rsid="003ad43b" officeooo:paragraph-rsid="003faca7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fo:font-size="12pt" fo:font-style="normal" style:text-underline-style="none" fo:font-weight="bold" officeooo:rsid="003b2cf8" officeooo:paragraph-rsid="003b2cf8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color="#000000" loext:opacity="100%" fo:font-size="12pt" fo:font-style="normal" style:text-underline-style="none" fo:font-weight="bold" officeooo:rsid="003d67ae" officeooo:paragraph-rsid="003d67ae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fo:font-size="12pt" fo:font-style="normal" style:text-underline-style="none" fo:font-weight="normal" officeooo:rsid="00342011" officeooo:paragraph-rsid="0034201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fo:font-size="12pt" fo:font-style="normal" style:text-underline-style="none" fo:font-weight="bold" officeooo:rsid="00342011" officeooo:paragraph-rsid="002a9794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000000" loext:opacity="100%" fo:font-size="12pt" fo:font-style="normal" style:text-underline-style="none" fo:font-weight="bold" officeooo:rsid="003ad43b" officeooo:paragraph-rsid="003b2b2b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color="#000000" loext:opacity="100%" fo:font-size="12pt" fo:font-style="normal" style:text-underline-style="none" fo:font-weight="bold" officeooo:rsid="00423794" officeooo:paragraph-rsid="00423794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000000" loext:opacity="100%" fo:font-size="12pt" fo:font-style="normal" style:text-underline-style="none" fo:font-weight="bold" officeooo:rsid="003b2cf8" officeooo:paragraph-rsid="004506ac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color="#000000" loext:opacity="100%" fo:font-size="12pt" fo:font-style="normal" style:text-underline-style="none" fo:font-weight="bold" officeooo:rsid="0039f8d8" officeooo:paragraph-rsid="004506ac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color="#000000" loext:opacity="100%" fo:font-size="12pt" fo:font-style="normal" style:text-underline-style="none" fo:font-weight="bold" officeooo:rsid="0047c478" officeooo:paragraph-rsid="0048b405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color="#000000" loext:opacity="100%" fo:font-size="12pt" fo:font-style="normal" style:text-underline-style="none" fo:font-weight="bold" officeooo:rsid="0047c478" officeooo:paragraph-rsid="004e15d9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color="#000000" loext:opacity="100%" fo:font-size="12pt" fo:font-style="normal" style:text-underline-style="none" fo:font-weight="bold" officeooo:rsid="0048b405" officeooo:paragraph-rsid="0048b405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fo:color="#000000" loext:opacity="100%" fo:font-size="12pt" fo:font-style="normal" style:text-underline-style="none" fo:font-weight="bold" officeooo:rsid="0049552b" officeooo:paragraph-rsid="0049552b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color="#000000" loext:opacity="100%" fo:font-size="12pt" fo:font-style="normal" style:text-underline-style="none" fo:font-weight="bold" officeooo:rsid="0049552b" officeooo:paragraph-rsid="004cb6a2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color="#000000" loext:opacity="100%" fo:font-size="12pt" fo:font-style="normal" style:text-underline-style="none" fo:font-weight="bold" officeooo:rsid="0049552b" officeooo:paragraph-rsid="004e15d9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color="#000000" loext:opacity="100%" fo:font-size="12pt" fo:font-style="normal" style:text-underline-style="none" fo:font-weight="bold" officeooo:rsid="0049552b" officeooo:paragraph-rsid="00503c55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fo:color="#000000" loext:opacity="100%" fo:font-size="12pt" fo:font-style="normal" style:text-underline-style="none" fo:font-weight="bold" officeooo:rsid="00496ac8" officeooo:paragraph-rsid="00496ac8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text-properties fo:color="#000000" loext:opacity="100%" fo:font-size="12pt" fo:font-style="normal" style:text-underline-style="none" fo:font-weight="bold" officeooo:rsid="00496ac8" officeooo:paragraph-rsid="004e15d9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text-properties fo:color="#000000" loext:opacity="100%" fo:font-size="12pt" fo:font-style="normal" style:text-underline-style="none" fo:font-weight="bold" officeooo:rsid="004cb6a2" officeooo:paragraph-rsid="004cb6a2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fo:color="#000000" loext:opacity="100%" fo:font-size="12pt" fo:font-style="normal" style:text-underline-style="none" fo:font-weight="bold" officeooo:rsid="004cb6a2" officeooo:paragraph-rsid="004d3fc9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fo:color="#000000" loext:opacity="100%" fo:font-size="12pt" fo:font-style="normal" style:text-underline-style="none" fo:font-weight="bold" officeooo:rsid="004d3fc9" officeooo:paragraph-rsid="004d3fc9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fo:color="#000000" loext:opacity="100%" fo:font-size="12pt" fo:font-style="normal" style:text-underline-style="none" fo:font-weight="bold" officeooo:rsid="00503c55" officeooo:paragraph-rsid="00503c55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fo:color="#00a933" loext:opacity="100%" fo:font-size="16pt" fo:font-style="normal" style:text-underline-style="none" fo:font-weight="normal" officeooo:rsid="003b2cf8" officeooo:paragraph-rsid="003b2cf8" style:font-size-asian="16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text-properties fo:font-weight="bold" officeooo:rsid="00496ac8" officeooo:paragraph-rsid="00496ac8" style:font-weight-asian="bold" style:font-weight-complex="bold"/>
    </style:style>
    <style:style style:name="P62" style:family="paragraph" style:parent-style-name="Standard">
      <style:text-properties officeooo:rsid="0048b405" officeooo:paragraph-rsid="0048b405"/>
    </style:style>
    <style:style style:name="P63" style:family="paragraph" style:parent-style-name="Standard">
      <style:text-properties officeooo:rsid="0049552b" officeooo:paragraph-rsid="0049552b"/>
    </style:style>
    <style:style style:name="P64" style:family="paragraph" style:parent-style-name="Standard">
      <style:text-properties officeooo:rsid="00496ac8" officeooo:paragraph-rsid="00496ac8"/>
    </style:style>
    <style:style style:name="P65" style:family="paragraph" style:parent-style-name="Standard">
      <style:text-properties officeooo:rsid="00496ac8" officeooo:paragraph-rsid="00503c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2011" style:font-weight-asian="bold" style:font-weight-complex="bold"/>
    </style:style>
    <style:style style:name="T3" style:family="text">
      <style:text-properties fo:font-weight="bold" officeooo:rsid="004506ac" style:font-weight-asian="bold" style:font-weight-complex="bold"/>
    </style:style>
    <style:style style:name="T4" style:family="text">
      <style:text-properties fo:font-weight="bold" officeooo:rsid="0048b405" style:font-weight-asian="bold" style:font-weight-complex="bold"/>
    </style:style>
    <style:style style:name="T5" style:family="text">
      <style:text-properties fo:font-weight="bold" officeooo:rsid="004b1302" style:font-weight-asian="bold" style:font-weight-complex="bold"/>
    </style:style>
    <style:style style:name="T6" style:family="text">
      <style:text-properties fo:font-weight="bold" officeooo:rsid="004d3fc9" style:font-weight-asian="bold" style:font-weight-complex="bold"/>
    </style:style>
    <style:style style:name="T7" style:family="text">
      <style:text-properties fo:font-weight="bold" officeooo:rsid="00503c5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9794" style:font-weight-asian="normal" style:font-weight-complex="normal"/>
    </style:style>
    <style:style style:name="T10" style:family="text">
      <style:text-properties fo:font-weight="normal" officeooo:rsid="002b4e7e" style:font-weight-asian="normal" style:font-weight-complex="normal"/>
    </style:style>
    <style:style style:name="T11" style:family="text">
      <style:text-properties fo:font-weight="normal" officeooo:rsid="002c2b43" style:font-weight-asian="normal" style:font-weight-complex="normal"/>
    </style:style>
    <style:style style:name="T12" style:family="text">
      <style:text-properties fo:font-weight="normal" officeooo:rsid="002fce3f" style:font-weight-asian="normal" style:font-weight-complex="normal"/>
    </style:style>
    <style:style style:name="T13" style:family="text">
      <style:text-properties fo:font-weight="normal" officeooo:rsid="00342011" style:font-weight-asian="normal" style:font-weight-complex="normal"/>
    </style:style>
    <style:style style:name="T14" style:family="text">
      <style:text-properties fo:font-weight="normal" officeooo:rsid="00348daf" style:font-weight-asian="normal" style:font-weight-complex="normal"/>
    </style:style>
    <style:style style:name="T15" style:family="text">
      <style:text-properties fo:font-weight="normal" officeooo:rsid="0037564a" style:font-weight-asian="normal" style:font-weight-complex="normal"/>
    </style:style>
    <style:style style:name="T16" style:family="text">
      <style:text-properties fo:font-weight="normal" officeooo:rsid="003b2b2b" style:font-weight-asian="normal" style:font-weight-complex="normal"/>
    </style:style>
    <style:style style:name="T17" style:family="text">
      <style:text-properties fo:font-weight="normal" officeooo:rsid="003b2cf8" style:font-weight-asian="normal" style:font-weight-complex="normal"/>
    </style:style>
    <style:style style:name="T18" style:family="text">
      <style:text-properties fo:font-weight="normal" officeooo:rsid="003d67ae" style:font-weight-asian="normal" style:font-weight-complex="normal"/>
    </style:style>
    <style:style style:name="T19" style:family="text">
      <style:text-properties fo:font-weight="normal" officeooo:rsid="003faca7" style:font-weight-asian="normal" style:font-weight-complex="normal"/>
    </style:style>
    <style:style style:name="T20" style:family="text">
      <style:text-properties fo:font-weight="normal" officeooo:rsid="004506ac" style:font-weight-asian="normal" style:font-weight-complex="normal"/>
    </style:style>
    <style:style style:name="T21" style:family="text">
      <style:text-properties fo:font-weight="normal" officeooo:rsid="0048b405" style:font-weight-asian="normal" style:font-weight-complex="normal"/>
    </style:style>
    <style:style style:name="T22" style:family="text">
      <style:text-properties fo:font-weight="normal" officeooo:rsid="0049552b" style:font-weight-asian="normal" style:font-weight-complex="normal"/>
    </style:style>
    <style:style style:name="T23" style:family="text">
      <style:text-properties fo:font-weight="normal" officeooo:rsid="00496ac8" style:font-weight-asian="normal" style:font-weight-complex="normal"/>
    </style:style>
    <style:style style:name="T24" style:family="text">
      <style:text-properties fo:font-weight="normal" officeooo:rsid="004b1302" style:font-weight-asian="normal" style:font-weight-complex="normal"/>
    </style:style>
    <style:style style:name="T25" style:family="text">
      <style:text-properties fo:font-weight="normal" officeooo:rsid="004cb6a2" style:font-weight-asian="normal" style:font-weight-complex="normal"/>
    </style:style>
    <style:style style:name="T26" style:family="text">
      <style:text-properties fo:font-weight="normal" officeooo:rsid="004e15d9" style:font-weight-asian="normal" style:font-weight-complex="normal"/>
    </style:style>
    <style:style style:name="T27" style:family="text">
      <style:text-properties fo:font-weight="normal" officeooo:rsid="004fd4c6" style:font-weight-asian="normal" style:font-weight-complex="normal"/>
    </style:style>
    <style:style style:name="T28" style:family="text">
      <style:text-properties fo:font-weight="normal" officeooo:rsid="00503c55" style:font-weight-asian="normal" style:font-weight-complex="normal"/>
    </style:style>
    <style:style style:name="T29" style:family="text">
      <style:text-properties officeooo:rsid="00272014"/>
    </style:style>
    <style:style style:name="T30" style:family="text">
      <style:text-properties officeooo:rsid="0028dedf"/>
    </style:style>
    <style:style style:name="T31" style:family="text">
      <style:text-properties officeooo:rsid="002b4e7e"/>
    </style:style>
    <style:style style:name="T32" style:family="text">
      <style:text-properties officeooo:rsid="002c2b43"/>
    </style:style>
    <style:style style:name="T33" style:family="text">
      <style:text-properties officeooo:rsid="00342011"/>
    </style:style>
    <style:style style:name="T34" style:family="text">
      <style:text-properties officeooo:rsid="00348daf"/>
    </style:style>
    <style:style style:name="T35" style:family="text">
      <style:text-properties style:text-position="super 58%" fo:font-weight="normal" style:font-weight-asian="normal" style:font-weight-complex="normal"/>
    </style:style>
    <style:style style:name="T36" style:family="text">
      <style:text-properties officeooo:rsid="003779da"/>
    </style:style>
    <style:style style:name="T37" style:family="text">
      <style:text-properties officeooo:rsid="003b2b2b"/>
    </style:style>
    <style:style style:name="T38" style:family="text">
      <style:text-properties officeooo:rsid="003b2cf8"/>
    </style:style>
    <style:style style:name="T39" style:family="text">
      <style:text-properties officeooo:rsid="003d67ae"/>
    </style:style>
    <style:style style:name="T40" style:family="text">
      <style:text-properties officeooo:rsid="003faca7"/>
    </style:style>
    <style:style style:name="T41" style:family="text">
      <style:text-properties officeooo:rsid="00432545"/>
    </style:style>
    <style:style style:name="T42" style:family="text">
      <style:text-properties officeooo:rsid="0048b405"/>
    </style:style>
    <style:style style:name="T43" style:family="text">
      <style:text-properties officeooo:rsid="0049552b"/>
    </style:style>
    <style:style style:name="T44" style:family="text">
      <style:text-properties officeooo:rsid="00496ac8"/>
    </style:style>
    <style:style style:name="T45" style:family="text">
      <style:text-properties officeooo:rsid="004cb6a2"/>
    </style:style>
    <style:style style:name="T46" style:family="text">
      <style:text-properties officeooo:rsid="004d3fc9"/>
    </style:style>
    <style:style style:name="T47" style:family="text">
      <style:text-properties officeooo:rsid="004e15d9"/>
    </style:style>
    <style:style style:name="T48" style:family="text">
      <style:text-properties officeooo:rsid="00503c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e <text:span text:style-name="T29">4</text:span> – <text:span text:style-name="T29">Encore de la Logique</text:span></text:p>
      <text:p text:style-name="P1"/>
      <text:p text:style-name="P3">Exercice <text:span text:style-name="T29">4</text:span>.1</text:p>
      <text:p text:style-name="P17"/>
      <text:p text:style-name="P18">Si <text:span text:style-name="T8">Tutu &lt; Toto + 4</text:span> <text:span text:style-name="T33">ET </text:span><text:span text:style-name="T8">Tata = ! ‘‘OK’</text:span>’ Alors</text:p>
      <text:p text:style-name="P18"><text:tab/><text:tab/><text:span text:style-name="T8">Tutu ← Tutu - 1</text:span></text:p>
      <text:p text:style-name="P18"><text:tab/>Sinon </text:p>
      <text:p text:style-name="P18"><text:tab/><text:tab/><text:span text:style-name="T8">Tutu ← Tutu + 1</text:span></text:p>
      <text:p text:style-name="P18"><text:tab/>FinSi</text:p>
      <text:p text:style-name="P18">FinSi</text:p>
      <text:p text:style-name="P9"/>
      <text:p text:style-name="P4">Exercice <text:span text:style-name="T30">4</text:span>.2</text:p>
      <text:p text:style-name="P26">Variable <text:span text:style-name="T13">H, M</text:span> en Entier</text:p>
      <text:p text:style-name="P28">Début</text:p>
      <text:p text:style-name="P18">Écrire <text:span text:style-name="T8">‘‘Donnez l’heure puis les minutes :’’</text:span></text:p>
      <text:p text:style-name="P18">Lire<text:span text:style-name="T8"> H, M</text:span></text:p>
      <text:p text:style-name="P41">M ← M + 1</text:p>
      <text:p text:style-name="P20"><text:tab/>Si<text:span text:style-name="T8"> M = </text:span><text:span text:style-name="T13">60</text:span><text:span text:style-name="T8"> </text:span>Alors</text:p>
      <text:p text:style-name="P12"><text:tab/><text:tab/>M ← 0</text:p>
      <text:p text:style-name="P12"><text:tab/><text:tab/>H ← H + 1</text:p>
      <text:p text:style-name="P11"><text:tab/><text:span text:style-name="T1">FinSi</text:span></text:p>
      <text:p text:style-name="P11"><text:span text:style-name="T1"><text:tab/></text:span><text:span text:style-name="T2">Si </text:span><text:span text:style-name="T33">H = 24</text:span><text:span text:style-name="T2"> Alors</text:span></text:p>
      <text:p text:style-name="P11"><text:span text:style-name="T2"><text:tab/><text:tab/></text:span><text:span text:style-name="T33">H ← 0</text:span></text:p>
      <text:p text:style-name="P42"><text:tab/>FinSi</text:p>
      <text:p text:style-name="P20">Écrire<text:span text:style-name="T8"> ‘‘Dans une minute, il sera H heure</text:span><text:span text:style-name="T10">(</text:span><text:span text:style-name="T8">s</text:span><text:span text:style-name="T10">)</text:span><text:span text:style-name="T8"> M’’.</text:span></text:p>
      <text:p text:style-name="P28">Fin</text:p>
      <text:p text:style-name="P8"/>
      <text:p text:style-name="P4">Exercice <text:span text:style-name="T30">4</text:span>.3</text:p>
      <text:p text:style-name="P4"/>
      <text:p text:style-name="P26">Variable <text:span text:style-name="T13">H, M, S</text:span> en Entier</text:p>
      <text:p text:style-name="P28">Début</text:p>
      <text:p text:style-name="P19">Écrire <text:span text:style-name="T8">‘‘Donnez l’</text:span><text:span text:style-name="T9">H</text:span><text:span text:style-name="T8">eure puis les </text:span><text:span text:style-name="T9">M</text:span><text:span text:style-name="T8">inutes </text:span><text:span text:style-name="T9">puis les Secondes</text:span><text:span text:style-name="T8"> :’’</text:span></text:p>
      <text:p text:style-name="P19">Lire<text:span text:style-name="T8"> H, M, </text:span><text:span text:style-name="T9">S</text:span></text:p>
      <text:p text:style-name="P28"><text:span text:style-name="T9">S ← </text:span><text:span text:style-name="T8">S + 1</text:span></text:p>
      <text:p text:style-name="P20"><text:tab/>Si<text:span text:style-name="T8"> S = </text:span><text:span text:style-name="T13">60</text:span><text:span text:style-name="T8"> </text:span>Alors</text:p>
      <text:p text:style-name="P21"><text:span text:style-name="T8"><text:tab/><text:tab/></text:span><text:span text:style-name="T11">H ← H</text:span></text:p>
      <text:p text:style-name="P21"><text:span text:style-name="T8"><text:tab/><text:tab/>M ← </text:span><text:span text:style-name="T10">M + 1</text:span></text:p>
      <text:p text:style-name="P11"><text:tab/><text:tab/>S ← 0</text:p>
      <text:p text:style-name="P20"><text:span text:style-name="T10"><text:tab/></text:span><text:span text:style-name="T31">FinSi</text:span></text:p>
      <text:p text:style-name="P20"><text:span text:style-name="T8"><text:tab/></text:span>Si<text:span text:style-name="T8"> M = </text:span><text:span text:style-name="T13">60</text:span><text:span text:style-name="T8"> </text:span>Alors</text:p>
      <text:p text:style-name="P20"><text:span text:style-name="T8"><text:tab/><text:tab/>H ← H </text:span><text:span text:style-name="T10">+ 1</text:span></text:p>
      <text:p text:style-name="P20"><text:span text:style-name="T8"><text:tab/><text:tab/>M ← </text:span><text:span text:style-name="T10">0</text:span></text:p>
      <text:p text:style-name="P20"><text:tab/>FinSi</text:p>
      <text:p text:style-name="P20"><text:tab/><text:span text:style-name="T33">Si </text:span><text:span text:style-name="T13">H = 24 </text:span><text:span text:style-name="T33">Alors</text:span></text:p>
      <text:p text:style-name="P20"><text:tab/><text:tab/><text:span text:style-name="T13">H ← 0</text:span></text:p>
      <text:p text:style-name="P20"><text:span text:style-name="T13"><text:tab/></text:span><text:span text:style-name="T33">FinSi</text:span></text:p>
      <text:p text:style-name="P20">Écrire<text:span text:style-name="T8"> ‘‘Dans une </text:span><text:span text:style-name="T10">second</text:span><text:span text:style-name="T8">e, il sera ’’, H <text:s/>,’’heure</text:span><text:span text:style-name="T10">(</text:span><text:span text:style-name="T8">s</text:span><text:span text:style-name="T10">)</text:span><text:span text:style-name="T8">,’’, M, ‘’</text:span><text:span text:style-name="T10">minute(s) et’’, S ,’’seconde(s)</text:span><text:span text:style-name="T8">’’.</text:span></text:p>
      <text:p text:style-name="P28">Fin</text:p>
      <text:p text:style-name="P8"/>
      <text:p text:style-name="P8"><text:soft-page-break/></text:p>
      <text:p text:style-name="P4">Exercice <text:span text:style-name="T30">4</text:span>.4</text:p>
      <text:p text:style-name="P17"/>
      <text:p text:style-name="P26">Variable <text:span text:style-name="T13">A</text:span> en Entier</text:p>
      <text:p text:style-name="P28">Début</text:p>
      <text:p text:style-name="P22">Écrire ‘‘Combien de photocopies avez-vous effectuées ? :’’</text:p>
      <text:p text:style-name="P22">Lire A</text:p>
      <text:p text:style-name="P22"><text:tab/><text:span text:style-name="T32">Si </text:span><text:span text:style-name="T11">A =&lt;10 </text:span><text:span text:style-name="T32">Alors</text:span></text:p>
      <text:p text:style-name="P13"><text:tab/><text:tab/>A ← A * 0,1</text:p>
      <text:p text:style-name="P22"><text:span text:style-name="T11"><text:tab/></text:span><text:span text:style-name="T32">SinonSi</text:span><text:span text:style-name="T11"> A =&lt; </text:span><text:span text:style-name="T12">3</text:span><text:span text:style-name="T11">0 </text:span><text:span text:style-name="T32">Alors</text:span></text:p>
      <text:p text:style-name="P22"><text:span text:style-name="T11"><text:tab/><text:tab/>A ← 10*0,1 + (A – </text:span><text:span text:style-name="T12">1</text:span><text:span text:style-name="T11">0)*0,09</text:span></text:p>
      <text:p text:style-name="P22"><text:span text:style-name="T11"><text:tab/></text:span><text:span text:style-name="T32">Sinon</text:span></text:p>
      <text:p text:style-name="P23"><text:span text:style-name="T11"><text:tab/><text:tab/>A ← 10*0,1 + </text:span><text:span text:style-name="T12">2</text:span><text:span text:style-name="T11">0*0,09 + (A – 30)*0,08</text:span></text:p>
      <text:p text:style-name="P23"><text:span text:style-name="T11"><text:tab/></text:span><text:span text:style-name="T32">FinSi</text:span></text:p>
      <text:p text:style-name="P24">Écrire <text:span text:style-name="T8">‘‘Vous devez ‘’,A ,’’euros.’’</text:span></text:p>
      <text:p text:style-name="P10"/>
      <text:p text:style-name="P4">Exercice <text:span text:style-name="T30">4</text:span>.5</text:p>
      <text:p text:style-name="P25">Variable <text:span text:style-name="T8">A</text:span> en Entier</text:p>
      <text:p text:style-name="P25">Variable <text:span text:style-name="T8">S</text:span> en String</text:p>
      <text:p text:style-name="P25">Variables <text:span text:style-name="T8">X, Y</text:span> en Booléen</text:p>
      <text:p text:style-name="P29">Début</text:p>
      <text:p text:style-name="P25">Écrire <text:span text:style-name="T8">‘‘Quel est votre Age et votre Sexe ? :’’</text:span></text:p>
      <text:p text:style-name="P25">Lire<text:span text:style-name="T8"> A</text:span></text:p>
      <text:p text:style-name="P25">Lire<text:span text:style-name="T8"> S</text:span></text:p>
      <text:p text:style-name="P27">Si<text:span text:style-name="T8"> </text:span><text:span text:style-name="T14">(</text:span><text:span text:style-name="T8">S = ‘‘Femme’’ </text:span>ET<text:span text:style-name="T8"> (A &gt;</text:span><text:span text:style-name="T14">=</text:span><text:span text:style-name="T8"> 18 </text:span><text:span text:style-name="T34">ET</text:span><text:span text:style-name="T8"> A <text:s/></text:span><text:span text:style-name="T14">=</text:span><text:span text:style-name="T8">&lt; 35 )</text:span><text:span text:style-name="T14">)</text:span><text:span text:style-name="T8"> </text:span><text:span text:style-name="T34">OU</text:span><text:span text:style-name="T14"> (</text:span><text:span text:style-name="T8">Y ← S = ‘‘Homme’’ </text:span>ET<text:span text:style-name="T8"> A &gt;</text:span><text:span text:style-name="T14">=</text:span><text:span text:style-name="T8"> 20</text:span><text:span text:style-name="T14">)</text:span><text:span text:style-name="T8"> </text:span><text:span text:style-name="T34">Alors</text:span></text:p>
      <text:p text:style-name="P27"><text:span text:style-name="T14"><text:tab/></text:span><text:span text:style-name="T34">Écrire</text:span><text:span text:style-name="T14"> ‘‘Vous êtes imposable’’</text:span></text:p>
      <text:p text:style-name="P29">Sinon</text:p>
      <text:p text:style-name="P29"><text:tab/>Écrire ‘<text:span text:style-name="T8">‘Vous n’êtes pas imposable’’</text:span></text:p>
      <text:p text:style-name="P29">FinSi</text:p>
      <text:p text:style-name="P29">Fin</text:p>
      <text:p text:style-name="P6"/>
      <text:p text:style-name="P4">Exercice <text:span text:style-name="T30">4</text:span>.6</text:p>
      <text:p text:style-name="P17"/>
      <text:p text:style-name="P30">Variables A, B, C, D en Entier</text:p>
      <text:p text:style-name="P30">Début</text:p>
      <text:p text:style-name="P30">Écrire <text:span text:style-name="T8">‘‘</text:span><text:span text:style-name="T15">Saisir les scores des candidats :’’</text:span></text:p>
      <text:p text:style-name="P31">Lire <text:span text:style-name="T8">A, B, C, D</text:span></text:p>
      <text:p text:style-name="P31">Si<text:span text:style-name="T8"> A&gt;= 50 % </text:span>Alors</text:p>
      <text:p text:style-name="P31"><text:tab/>Écrire <text:span text:style-name="T8">‘‘Vous êtes élu au 1</text:span><text:span text:style-name="T35">er</text:span><text:span text:style-name="T8"> tour’’</text:span></text:p>
      <text:p text:style-name="P31">SinonSi <text:span text:style-name="T8">A&lt;12,5 %</text:span> <text:span text:style-name="T36">OU B &gt; 50 % OU C &gt; 50 % OU D &gt; 50 %</text:span>Alors</text:p>
      <text:p text:style-name="P31"><text:tab/>Écrire <text:span text:style-name="T8">‘‘Vous êtes éliminé de l’élection’’</text:span></text:p>
      <text:p text:style-name="P31">SinonSi <text:span text:style-name="T8">A&lt; 50 % ET (A&lt;B) ET (A&lt;C) ET (A&lt;D) </text:span>Alors</text:p>
      <text:p text:style-name="P31"><text:tab/>Écrire<text:span text:style-name="T8"> ‘‘Vous êtes en ballottage favorable’’</text:span></text:p>
      <text:p text:style-name="P31">Sinon </text:p>
      <text:p text:style-name="P31"><text:span text:style-name="T8"><text:tab/></text:span>Écrire<text:span text:style-name="T8"> ‘‘Vous êtes en ballottage défavorable’’</text:span></text:p>
      <text:p text:style-name="P31">FinSi</text:p>
      <text:p text:style-name="P31">Fin</text:p>
      <text:p text:style-name="P31"><text:tab/></text:p>
      <text:p text:style-name="P31"/>
      <text:p text:style-name="P31"/>
      <text:p text:style-name="P32"/>
      <text:p text:style-name="P5"><text:soft-page-break/>Exercice <text:span text:style-name="T30">4</text:span>.<text:span text:style-name="T30">7</text:span></text:p>
      <text:p text:style-name="P5"/>
      <text:p text:style-name="P33">Variables <text:span text:style-name="T8">A, B, </text:span><text:span text:style-name="T17">C</text:span><text:span text:style-name="T8"> </text:span>en Entier</text:p>
      <text:p text:style-name="P33">Variables <text:span text:style-name="T8">P</text:span> en Booléen</text:p>
      <text:p text:style-name="P33">Début</text:p>
      <text:p text:style-name="P33">Écrire <text:span text:style-name="T8">‘‘quel est votre âge ?’’</text:span></text:p>
      <text:p text:style-name="P33">Lire <text:span text:style-name="T8">A</text:span></text:p>
      <text:p text:style-name="P33">Écrire <text:span text:style-name="T8">‘‘Avez-vous plus de 2ans de permis ?’’</text:span></text:p>
      <text:p text:style-name="P14">P ← ‘‘Oui’’</text:p>
      <text:p text:style-name="P33">Écrire<text:span text:style-name="T8"> ‘‘Combien d’accident responsable avez-vous eu ?’’</text:span></text:p>
      <text:p text:style-name="P33">Lire <text:span text:style-name="T8">B</text:span></text:p>
      <text:p text:style-name="P39">Écrire<text:span text:style-name="T8"> ‘‘Depuis combien de temps êtes vous dans la maison ?’’</text:span></text:p>
      <text:p text:style-name="P39">Lire <text:span text:style-name="T8">C</text:span></text:p>
      <text:p text:style-name="P60">-------------------------------------------------------------------</text:p>
      <text:p text:style-name="P34">Si <text:span text:style-name="T8">A&gt;25</text:span> ET <text:span text:style-name="T8">B=0</text:span> ET <text:span text:style-name="T8">P</text:span> <text:span text:style-name="T40">ET </text:span><text:span text:style-name="T19">C&gt;=1</text:span><text:span text:style-name="T40"> </text:span>Alors</text:p>
      <text:p text:style-name="P34"><text:tab/>Écrire<text:span text:style-name="T8"> ‘‘Vous êtes au tarif </text:span><text:span text:style-name="T19">Bleu</text:span><text:span text:style-name="T8">’’</text:span></text:p>
      <text:p text:style-name="P38">Si<text:span text:style-name="T40">nonSi</text:span> <text:span text:style-name="T8">A&gt;25</text:span> ET <text:span text:style-name="T8">B=0</text:span> ET <text:span text:style-name="T8">P</text:span> <text:span text:style-name="T40">ET </text:span><text:span text:style-name="T19">C=0</text:span><text:span text:style-name="T40"> </text:span>Alors</text:p>
      <text:p text:style-name="P38"><text:span text:style-name="T8"><text:tab/>Écrire ‘‘Vous êtes au tarif </text:span><text:span text:style-name="T19">Vert</text:span><text:span text:style-name="T8">’’</text:span></text:p>
      <text:p text:style-name="P38">SinonSi<text:span text:style-name="T8"> </text:span><text:span text:style-name="T17">(</text:span><text:span text:style-name="T8">A&gt;25 ET B=1 ET P</text:span><text:span text:style-name="T17">) </text:span><text:span text:style-name="T38">OU</text:span><text:span text:style-name="T8"> </text:span><text:span text:style-name="T16">(</text:span><text:span text:style-name="T8">A&lt;25 ET B=0 ET P</text:span><text:span text:style-name="T16">)</text:span><text:span text:style-name="T8"> <text:s/></text:span><text:span text:style-name="T37">OU</text:span><text:span text:style-name="T16"> (A&gt;25 ET B=0 ET NonP) </text:span><text:span text:style-name="T40">ET</text:span><text:span text:style-name="T19"> C&gt;=1 </text:span>Alors</text:p>
      <text:p text:style-name="P38"><text:span text:style-name="T8"><text:tab/>Écrire ‘‘Vous êtes au tarif </text:span><text:span text:style-name="T19">Vert</text:span><text:span text:style-name="T8">’’</text:span></text:p>
      <text:p text:style-name="P36">SinonSi<text:span text:style-name="T8"> </text:span><text:span text:style-name="T17">(</text:span><text:span text:style-name="T8">A&gt;25 ET B=1 ET P</text:span><text:span text:style-name="T17">) </text:span><text:span text:style-name="T38">OU</text:span><text:span text:style-name="T8"> </text:span><text:span text:style-name="T16">(</text:span><text:span text:style-name="T8">A&lt;25 ET B=0 ET P</text:span><text:span text:style-name="T16">)</text:span><text:span text:style-name="T8"> <text:s/></text:span><text:span text:style-name="T37">OU</text:span><text:span text:style-name="T16"> (A&gt;25 ET B=0 ET NonP) </text:span><text:span text:style-name="T40">ET</text:span><text:span text:style-name="T19"> C&lt;1 </text:span>Alors</text:p>
      <text:p text:style-name="P34"><text:span text:style-name="T8"><text:tab/></text:span>Écrire<text:span text:style-name="T8"> ‘‘Vous êtes au tarif orange’’</text:span></text:p>
      <text:p text:style-name="P36">SinonSi<text:span text:style-name="T8"> </text:span><text:span text:style-name="T17">(</text:span><text:span text:style-name="T8">A&gt;25 ET B=2 ET P</text:span><text:span text:style-name="T17">) </text:span><text:span text:style-name="T38">OU</text:span><text:span text:style-name="T17"> </text:span><text:span text:style-name="T16">(</text:span><text:span text:style-name="T8">A&lt;25 ET B=</text:span><text:span text:style-name="T16">1</text:span><text:span text:style-name="T8"> ET P</text:span><text:span text:style-name="T16">)</text:span><text:span text:style-name="T8"> <text:s/></text:span><text:span text:style-name="T37">OU</text:span><text:span text:style-name="T16"> (A&gt;25 ET B=1 ET NonP)</text:span><text:span text:style-name="T8"> </text:span><text:span text:style-name="T38">OU</text:span><text:span text:style-name="T17"> </text:span><text:span text:style-name="T16">(A&lt;25 ET B=0 ET NonP) </text:span><text:span text:style-name="T40">ET</text:span><text:span text:style-name="T38"> </text:span><text:span text:style-name="T19">C&lt;1</text:span><text:span text:style-name="T38"> </text:span>Alors</text:p>
      <text:p text:style-name="P34"><text:span text:style-name="T8"><text:tab/></text:span>Écrire<text:span text:style-name="T8"> ‘‘Vous êtes au tarif rouge’’</text:span></text:p>
      <text:p text:style-name="P35"><text:span text:style-name="T37">SinonSi</text:span><text:span text:style-name="T16"> (</text:span><text:span text:style-name="T8">A&gt;25 ET B&gt;2 ET P</text:span><text:span text:style-name="T16">)</text:span><text:span text:style-name="T8"> </text:span><text:span text:style-name="T37">OU</text:span><text:span text:style-name="T16"> (A&lt;25 ET B&gt;1 ET P) <text:s/></text:span><text:span text:style-name="T37">OU</text:span><text:span text:style-name="T16"> (A&gt;25 ET B&gt;1 ET NonP) </text:span><text:span text:style-name="T37">OU</text:span><text:span text:style-name="T16"> (A&lt;25 ET B&gt;1 ET NonP) </text:span><text:span text:style-name="T37">Alors</text:span></text:p>
      <text:p text:style-name="P35"><text:span text:style-name="T16"><text:tab/></text:span>Écrire<text:span text:style-name="T8"> ‘‘Vous êtes </text:span><text:span text:style-name="T16">refusé</text:span><text:span text:style-name="T8">’’</text:span></text:p>
      <text:p text:style-name="P44">FinSi</text:p>
      <text:p text:style-name="P44">Fin</text:p>
      <text:p text:style-name="P7">-------------------------------------------------------------------</text:p>
      <text:p text:style-name="P15"><text:span text:style-name="T41">1</text:span> ← A&gt;25 OU B=0 OU P <text:span text:style-name="T39">OU </text:span><text:span text:style-name="T40">C</text:span><text:span text:style-name="T39">&gt;</text:span><text:span text:style-name="T40">=</text:span><text:span text:style-name="T39">1</text:span></text:p>
      <text:p text:style-name="P15">0 ← A&lt;25 OU B=1 OU NonP <text:span text:style-name="T39">OU </text:span><text:span text:style-name="T40">C</text:span><text:span text:style-name="T39">&lt;1</text:span></text:p>
      <text:p text:style-name="P15">-1 ← B=2 OU</text:p>
      <text:p text:style-name="P15">-2 ← B&gt;2 </text:p>
      <text:p text:style-name="P16"><text:span text:style-name="T1">Si</text:span> A+B+C+P = 4 <text:span text:style-name="T1">Alors</text:span></text:p>
      <text:p text:style-name="P37"><text:tab/>Écrire<text:span text:style-name="T8"> ‘‘Vous êtes au tarif </text:span><text:span text:style-name="T18">Bleu</text:span><text:span text:style-name="T8">’’</text:span></text:p>
      <text:p text:style-name="P16"><text:span text:style-name="T1">SinonSi</text:span> A+B+C+P = 3 <text:span text:style-name="T1">Alors</text:span></text:p>
      <text:p text:style-name="P37"><text:tab/>Écrire<text:span text:style-name="T8"> ‘‘Vous êtes au tarif </text:span><text:span text:style-name="T18">Vert</text:span><text:span text:style-name="T8">’’</text:span></text:p>
      <text:p text:style-name="P16"><text:span text:style-name="T1">SinonSi</text:span> A+B+C+P = 2 <text:span text:style-name="T1">Alors</text:span></text:p>
      <text:p text:style-name="P37"><text:tab/>Écrire<text:span text:style-name="T8"> ‘‘Vous êtes au tarif </text:span><text:span text:style-name="T18">Orange</text:span><text:span text:style-name="T8">’’</text:span></text:p>
      <text:p text:style-name="P16"><text:span text:style-name="T1">SinonSi</text:span> A+B+C+P = 1 <text:span text:style-name="T1">Alors</text:span></text:p>
      <text:p text:style-name="P37"><text:tab/>Écrire<text:span text:style-name="T8"> ‘‘Vous êtes au tarif </text:span><text:span text:style-name="T18">Rouge</text:span><text:span text:style-name="T8">’’</text:span></text:p>
      <text:p text:style-name="P40">Sinon</text:p>
      <text:p text:style-name="P37"><text:tab/>Écrire<text:span text:style-name="T8"> ‘‘Vous êtes </text:span><text:span text:style-name="T18">refusé</text:span><text:span text:style-name="T8">’’</text:span></text:p>
      <text:p text:style-name="P40">FinSi</text:p>
      <text:p text:style-name="P40">Fin</text:p>
      <text:p text:style-name="P5"/>
      <text:p text:style-name="P5"><text:soft-page-break/>Exercice <text:span text:style-name="T30">4</text:span>.<text:span text:style-name="T30">8</text:span></text:p>
      <text:p text:style-name="P5"/>
      <text:p text:style-name="P46">Variables <text:span text:style-name="T21">A</text:span><text:span text:style-name="T8">, </text:span><text:span text:style-name="T23">B,</text:span><text:span text:style-name="T8"> </text:span><text:span text:style-name="T17">C, </text:span><text:span text:style-name="T25">B1, B2, B3</text:span><text:span text:style-name="T8"> </text:span>en Entier</text:p>
      <text:p text:style-name="P49">Variable <text:span text:style-name="T8">M</text:span> en String</text:p>
      <text:p text:style-name="P49">Variables <text:span text:style-name="T8">MI, MP, MF</text:span> en Booléen</text:p>
      <text:p text:style-name="P46">Début</text:p>
      <text:p text:style-name="P46">Écrire <text:span text:style-name="T8">‘‘quel est </text:span><text:span text:style-name="T20">la date du jour (A = année, M =mois, J = jour)</text:span><text:span text:style-name="T8">?’’</text:span></text:p>
      <text:p text:style-name="P46">Lire <text:span text:style-name="T8">A, </text:span><text:span text:style-name="T20">M, J</text:span></text:p>
      <text:p text:style-name="Standard"><text:span text:style-name="T3"/></text:p>
      <text:p text:style-name="Standard"><text:span text:style-name="T3">S</text:span><text:span text:style-name="T1">i</text:span><text:span text:style-name="T8"> M = (‘‘Janvier’’ </text:span>OU<text:span text:style-name="T8"> ‘‘Mars’’ </text:span>OU<text:span text:style-name="T8"> ‘‘Mai’’ </text:span>OU<text:span text:style-name="T8"> ‘‘Juillet’’ </text:span>OU<text:span text:style-name="T8"> ‘‘Août’’ </text:span>OU<text:span text:style-name="T8"> ‘‘Octobre’’ </text:span><text:span text:style-name="T1">OU</text:span><text:span text:style-name="T8"> ‘‘Décembre’’) </text:span><text:span text:style-name="T4">Alors</text:span></text:p>
      <text:p text:style-name="Standard"><text:span text:style-name="T4"><text:tab/></text:span><text:span text:style-name="T21">MI ← M</text:span></text:p>
      <text:p text:style-name="P62"><text:span text:style-name="T1"><text:tab/>Si</text:span><text:span text:style-name="T6">nonSi</text:span><text:span text:style-name="T8"> M = (‘‘Avril’’ </text:span><text:span text:style-name="T1">OU</text:span><text:span text:style-name="T8"> ‘‘Juin’’ </text:span><text:span text:style-name="T1">OU</text:span><text:span text:style-name="T8"> ‘‘Septembre’’ </text:span><text:span text:style-name="T1">OU</text:span><text:span text:style-name="T8"> ‘‘Novembre’’) </text:span><text:span text:style-name="T1">Alors</text:span></text:p>
      <text:p text:style-name="P62"><text:span text:style-name="T1"><text:tab/><text:tab/></text:span><text:span text:style-name="T8">MP ← M</text:span></text:p>
      <text:p text:style-name="P63"><text:span text:style-name="T1"><text:tab/>Si</text:span><text:span text:style-name="T6">nonSi</text:span><text:span text:style-name="T8"> M = ‘‘Février’’ </text:span><text:span text:style-name="T1">Alors</text:span></text:p>
      <text:p text:style-name="P63"><text:span text:style-name="T8"><text:tab/><text:tab/>MF ← M</text:span></text:p>
      <text:p text:style-name="P63"><text:span text:style-name="T1"><text:tab/>Sinon</text:span><text:span text:style-name="T8"> </text:span></text:p>
      <text:p text:style-name="P63"><text:span text:style-name="T8"><text:tab/><text:tab/></text:span><text:span text:style-name="T1">Écrire</text:span><text:span text:style-name="T8"> ‘‘Entrée incorrect’’</text:span></text:p>
      <text:p text:style-name="P61">FinSi</text:p>
      <text:p text:style-name="P64"><text:span text:style-name="T8"/></text:p>
      <text:p text:style-name="P61"><text:span text:style-name="T8">B1 ← 4</text:span></text:p>
      <text:p text:style-name="P61"><text:span text:style-name="T8">B2 ← 400</text:span></text:p>
      <text:p text:style-name="P61"><text:span text:style-name="T8">B3 ← 100</text:span></text:p>
      <text:p text:style-name="P61"><text:span text:style-name="T8"/></text:p>
      <text:p text:style-name="P65"><text:span text:style-name="T1">Si</text:span><text:span text:style-name="T8"> </text:span><text:span text:style-name="T27">(</text:span><text:span text:style-name="T24">(</text:span><text:span text:style-name="T8">A dp B1</text:span><text:span text:style-name="T24">) </text:span><text:span text:style-name="T7">ET</text:span><text:span text:style-name="T28"> (</text:span><text:span text:style-name="T24">A </text:span><text:span text:style-name="T28">non</text:span><text:span text:style-name="T24">dp B3</text:span><text:span text:style-name="T28">)) </text:span><text:span text:style-name="T5">OU</text:span><text:span text:style-name="T24"> (</text:span><text:span text:style-name="T8">A dp B2</text:span><text:span text:style-name="T24">)</text:span><text:span text:style-name="T27">)</text:span><text:span text:style-name="T24"> </text:span><text:span text:style-name="T1">Alors</text:span></text:p>
      <text:p text:style-name="P64"><text:span text:style-name="T1"><text:tab/></text:span><text:span text:style-name="T8">AB ← A</text:span></text:p>
      <text:p text:style-name="P64"><text:span text:style-name="T8"><text:tab/></text:span><text:span text:style-name="T1">Sinon</text:span></text:p>
      <text:p text:style-name="P64"><text:span text:style-name="T1"><text:tab/><text:tab/></text:span><text:span text:style-name="T25">ANB ← A</text:span></text:p>
      <text:p text:style-name="P61">FinSi</text:p>
      <text:p text:style-name="P47"><text:span text:style-name="T42">Si</text:span><text:span text:style-name="T21"> </text:span><text:span text:style-name="T8">J </text:span><text:span text:style-name="T22">=</text:span><text:span text:style-name="T8">&lt; 31 </text:span><text:span text:style-name="T48">ET</text:span><text:span text:style-name="T28"> MI </text:span>Alors</text:p>
      <text:p text:style-name="P47"><text:span text:style-name="T21"><text:tab/></text:span><text:span text:style-name="T25">JI ← J</text:span></text:p>
      <text:p text:style-name="P47"><text:tab/><text:span text:style-name="T42">Sinon</text:span></text:p>
      <text:p text:style-name="P48"><text:tab/><text:tab/><text:span text:style-name="T43">Écrire</text:span><text:span text:style-name="T22"> ‘‘Entrée incorrect’’</text:span></text:p>
      <text:p text:style-name="P59"><text:span text:style-name="T43">F</text:span>inSi</text:p>
      <text:p text:style-name="P50">Si <text:span text:style-name="T8">J =&lt; 30 </text:span><text:span text:style-name="T48">ET</text:span><text:span text:style-name="T28"> MP</text:span> Alors</text:p>
      <text:p text:style-name="P50"><text:tab/><text:span text:style-name="T45">JP ← J</text:span></text:p>
      <text:p text:style-name="P51"><text:tab/>Sinon </text:p>
      <text:p text:style-name="P52"><text:tab/><text:tab/>Écrire<text:span text:style-name="T8"> ‘‘Entrée incorrect’’</text:span></text:p>
      <text:p text:style-name="P59"><text:span text:style-name="T43">F</text:span>inSi</text:p>
      <text:p text:style-name="P53">Si <text:span text:style-name="T47">(</text:span><text:span text:style-name="T8">J =&lt; 2</text:span><text:span text:style-name="T26">8) OU (</text:span><text:span text:style-name="T8">J = 29 ET A</text:span><text:span text:style-name="T23">B</text:span><text:span text:style-name="T26">)</text:span> <text:span text:style-name="T48">ET</text:span><text:span text:style-name="T28"> MF </text:span>Alors</text:p>
      <text:p text:style-name="P53"><text:span text:style-name="T23"><text:tab/></text:span><text:span text:style-name="T45">JF</text:span><text:span text:style-name="T25"> ← J</text:span></text:p>
      <text:p text:style-name="P54"><text:tab/>Sinon </text:p>
      <text:p text:style-name="P55"><text:tab/><text:tab/><text:span text:style-name="T43">Écrire</text:span><text:span text:style-name="T22"> ‘‘Entrée incorrect’’</text:span></text:p>
      <text:p text:style-name="P59"><text:span text:style-name="T43">F</text:span>inSi</text:p>
      <text:p text:style-name="P54"/>
      <text:p text:style-name="P56">Si JI + MI + A Alors</text:p>
      <text:p text:style-name="P56"><text:tab/>Écrire ‘‘Le ’’, JI , MI, A, ‘‘est une date valide’’</text:p>
      <text:p text:style-name="P56"><text:tab/>Si<text:span text:style-name="T46">nonSi</text:span> JP + MP + A Alors</text:p>
      <text:p text:style-name="P57"><text:tab/><text:tab/>Écrire ‘‘Le ’’, J<text:span text:style-name="T46">P</text:span> , M<text:span text:style-name="T46">P</text:span>, A, ‘‘est une date valide’’</text:p>
      <text:p text:style-name="P57"><text:tab/><text:span text:style-name="T46">SinonSi JF + MF + AB Alors</text:span></text:p>
      <text:p text:style-name="P57"><text:tab/><text:tab/><text:span text:style-name="T46">Écrire </text:span>‘‘Le ’’, J<text:span text:style-name="T46">F</text:span> , M<text:span text:style-name="T46">F</text:span>, A<text:span text:style-name="T46">B</text:span>, ‘‘est une date valide’’</text:p>
      <text:p text:style-name="P57"><text:tab/><text:span text:style-name="T46">Sinon</text:span></text:p>
      <text:p text:style-name="P57"><text:soft-page-break/><text:tab/><text:tab/><text:span text:style-name="T46">Écrire </text:span>‘‘<text:span text:style-name="T48">Ce </text:span><text:span text:style-name="T46">n’</text:span>est <text:span text:style-name="T46">pas</text:span> une date valide’’</text:p>
      <text:p text:style-name="P58">FinSi</text:p>
      <text:p text:style-name="P58">Fin</text:p>
      <text:p text:style-name="P47"><text:span text:style-name="T8"><text:tab/></text:span></text:p>
      <text:p text:style-name="P47"><text:span text:style-name="T8"><text:tab/></text:span></text:p>
      <text:p text:style-name="P45"><text:span text:style-name="T8"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5:25:08.063690552</meta:creation-date>
    <dc:date>2023-08-31T15:29:51.761046382</dc:date>
    <meta:editing-duration>PT2H10M28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5" meta:paragraph-count="181" meta:word-count="887" meta:character-count="4224" meta:non-whitespace-character-count="3400"/>
  </office:meta>
</office:document-meta>
</file>